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justify" draw:textarea-vertical-align="middle" draw:auto-grow-height="false" fo:min-height="3.433cm" fo:min-width="7.942cm" draw:shadow="hidden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624cm" fo:min-width="5.159cm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28cm" fo:min-width="2.194cm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1.097cm" fo:min-width="2.643cm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0.004cm"/>
    </style:style>
    <style:style style:name="P1" style:family="paragraph">
      <loext:graphic-properties draw:fill="solid" draw:fill-color="#eb613d"/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5.207cm" svg:x="1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8.001cm" svg:height="4.064cm" svg:x="4.683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3.81cm" svg:height="1.524cm" svg:x="8.493cm" svg:y="1cm">
          <text:p text:style-name="P3">Ex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4.445cm" svg:height="1.905cm" svg:x="6.334cm" svg:y="7.223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draw:line-skew="-0.309cm 1.465cm" svg:x1="12.303cm" svg:y1="1.762cm" svg:x2="10.128cm" svg:y2="7.502cm" draw:start-shape="id1" draw:start-glue-point="10" draw:end-shape="id2" draw:end-glue-point="11" svg:d="M12303 1762c289 0 241 2289-375 3288s-1800 708-1800 2452" svg:viewBox="0 0 2347 5741">
          <text:p/>
        </draw:connector>
        <draw:connector draw:style-name="gr6" draw:text-style-name="P4" draw:layer="layout" draw:type="line" svg:x1="8.683cm" svg:y1="5.064cm" svg:x2="10.398cm" svg:y2="2.524cm" draw:start-shape="id3" draw:start-glue-point="4" draw:end-shape="id1" draw:end-glue-point="8" svg:d="M8683 5064l1715-2540" svg:viewBox="0 0 1716 2541">
          <text:p/>
        </draw:connector>
        <draw:frame draw:style-name="gr7" draw:text-style-name="P6" draw:layer="layout" svg:width="2.159cm" svg:height="0.962cm" svg:x="1cm" svg:y="4.102cm">
          <draw:text-box>
            <text:p>String</text:p>
          </draw:text-box>
        </draw:frame>
        <draw:frame draw:style-name="gr8" draw:text-style-name="P6" draw:layer="layout" svg:width="4.064cm" svg:height="1.143cm" svg:x="6.334cm" svg:y="2.905cm">
          <draw:text-box>
            <text:p>parseExpr</text:p>
          </draw:text-box>
        </draw:frame>
        <draw:frame draw:style-name="gr7" draw:text-style-name="P6" draw:layer="layout" svg:width="2.794cm" svg:height="0.962cm" svg:x="12.303cm" svg:y="3.794cm">
          <draw:text-box>
            <text:p>ppExpr</text:p>
          </draw:text-box>
        </draw:frame>
        <draw:frame draw:style-name="gr7" draw:text-style-name="P6" draw:layer="layout" svg:width="3.683cm" svg:height="0.962cm" svg:x="1.635cm" svg:y="5.499cm">
          <draw:text-box>
            <text:p>parse error</text:p>
          </draw:text-box>
        </draw:frame>
        <draw:frame draw:style-name="gr7" draw:text-style-name="P6" draw:layer="layout" svg:width="3.048cm" svg:height="0.962cm" svg:x="6.842cm" svg:y="5.699cm">
          <draw:text-box>
            <text:p>parse ok</text:p>
          </draw:text-box>
        </draw:frame>
        <draw:frame draw:style-name="gr9" draw:text-style-name="P5" draw:layer="layout" svg:width="3.81cm" svg:height="1.673cm" svg:x="6.588cm" svg:y="7.35cm">
          <draw:text-box>
            <text:p text:style-name="P3">whitespace</text:p>
            <text:p text:style-name="P3">normaliz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01:06:46.901964663</meta:creation-date>
    <dc:date>2015-10-30T01:51:33.567049451</dc:date>
    <meta:editing-duration>PT26M26S</meta:editing-duration>
    <meta:editing-cycles>6</meta:editing-cycles>
    <meta:generator>LibreOffice/5.0.3.1$Linux_X86_64 LibreOffice_project/00m0$Build-1</meta:generator>
    <meta:document-statistic meta:object-count="12"/>
  </office:meta>
</office:document-meta>
</file>